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111111" draw:marker-start-width="0.659cm" draw:marker-end-width="0.659cm" draw:fill-color="#dddddd" draw:textarea-horizontal-align="justify" draw:textarea-vertical-align="top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svg:stroke-color="#111111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111111" draw:marker-start-width="0.66cm" draw:marker-end-width="0.66cm" draw:fill-color="#ccffcc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111111" draw:marker-start-width="0.66cm" draw:marker-end-width="0.66cm" draw:fill-color="#ffffcc" draw:textarea-horizontal-align="justify" draw:textarea-vertical-align="middle" draw:auto-grow-height="fals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8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6.096cm" svg:x="8.493cm" svg:y="2.778cm">
          <text:p text:style-name="P1">Manufacturer</text:p>
          <text:p text:style-name="P1">(factor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62cm" svg:height="2.674cm" svg:x="10.271cm" svg:y="5.318cm">
          <text:p text:style-name="P1">Manufacturer-Base</text:p>
          <text:p text:style-name="P1">(abstract clas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493cm" svg:height="2.674cm" svg:x="3.286cm" svg:y="11.287cm">
          <text:p text:style-name="P1">Outdoor Re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7.239cm" svg:height="2.674cm" svg:x="11.795cm" svg:y="11.16cm">
          <text:p text:style-name="P1">Nike-Abs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081cm" svg:y1="7.992cm" svg:x2="7.032cm" svg:y2="11.287cm" draw:start-shape="id1" draw:start-glue-point="8" draw:end-shape="id2" svg:d="M14081 7992c0 2472-7049 825-7049 3295" svg:viewBox="0 0 7050 3296">
          <text:p/>
        </draw:connector>
        <draw:connector draw:style-name="gr5" draw:text-style-name="P1" draw:layer="layout" draw:type="curve" svg:x1="14.081cm" svg:y1="7.992cm" svg:x2="15.414cm" svg:y2="11.16cm" draw:start-shape="id1" draw:start-glue-point="8" draw:end-shape="id3" svg:d="M14081 7992c0 2376 1333 792 1333 3168" svg:viewBox="0 0 1334 3169">
          <text:p/>
        </draw:connector>
        <draw:connector draw:style-name="gr5" draw:text-style-name="P1" draw:layer="layout" draw:type="curve" svg:x1="15.415cm" svg:y1="13.834cm" svg:x2="9.572cm" svg:y2="16.106cm" draw:start-shape="id3" draw:start-glue-point="8" draw:end-shape="id4" svg:d="M15415 13834c0 1704-5843 568-5843 2272" svg:viewBox="0 0 5844 2273">
          <text:p/>
        </draw:connector>
        <draw:frame draw:style-name="gr6" draw:layer="layout" svg:width="2.792cm" svg:height="0.962cm" svg:x="7.987cm" svg:y="10.198cm">
          <draw:text-box>
            <text:p>Extends</text:p>
          </draw:text-box>
        </draw:frame>
        <draw:frame draw:style-name="gr6" draw:layer="layout" svg:width="2.792cm" svg:height="0.962cm" svg:x="16.877cm" svg:y="15.151cm">
          <draw:text-box>
            <text:p>Extends</text:p>
          </draw:text-box>
        </draw:frame>
        <draw:frame draw:style-name="gr6" draw:layer="layout" svg:width="2.792cm" svg:height="0.962cm" svg:x="12.178cm" svg:y="10.017cm">
          <draw:text-box>
            <text:p>Extends</text:p>
          </draw:text-box>
        </draw:frame>
        <draw:custom-shape draw:style-name="gr4" draw:text-style-name="P1" xml:id="id4" draw:id="id4" draw:layer="layout" svg:width="7.239cm" svg:height="2.674cm" svg:x="5.953cm" svg:y="16.106cm">
          <text:p text:style-name="P1">N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7.239cm" svg:height="2.674cm" svg:x="17.764cm" svg:y="15.979cm">
          <text:p text:style-name="P1">Nike-Exten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779cm" svg:height="0.962cm" svg:x="11.16cm" svg:y="15.224cm">
          <draw:text-box>
            <text:p>Implements</text:p>
          </draw:text-box>
        </draw:frame>
        <draw:connector draw:style-name="gr5" draw:text-style-name="P1" draw:layer="layout" draw:type="curve" svg:x1="15.415cm" svg:y1="13.834cm" svg:x2="21.384cm" svg:y2="15.979cm" draw:start-shape="id3" draw:start-glue-point="8" draw:end-shape="id5" draw:end-glue-point="4" svg:d="M15415 13834c0 1609 5969 537 5969 2145" svg:viewBox="0 0 5970 21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12:16:15.587100827</meta:creation-date>
    <dc:date>2016-03-26T19:22:51.068351720</dc:date>
    <meta:editing-duration>PT41S</meta:editing-duration>
    <meta:editing-cycles>6</meta:editing-cycles>
    <meta:generator>LibreOffice/4.2.8.2$Linux_X86_64 LibreOffice_project/420m0$Build-2</meta:generator>
    <meta:document-statistic meta:object-count="14"/>
  </office:meta>
</office:document-meta>
</file>